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dash" draw:stroke-dash="Fine_20_Dotted"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stroke="dash" draw:stroke-dash="Fine_20_Dotted" svg:stroke-width="0.152cm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4pt" fo:font-weight="bold"/>
    </style:style>
    <style:style style:name="T1" style:family="text">
      <style:text-properties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28cm" svg:y1="9.243cm" svg:x2="15.118cm" svg:y2="9.243cm">
          <text:p text:style-name="P2"/>
        </draw:line>
        <draw:line draw:style-name="gr1" draw:text-style-name="P1" draw:layer="layout" svg:x1="6.228cm" svg:y1="9.243cm" svg:x2="11.308cm" svg:y2="4.163cm">
          <text:p text:style-name="P2"/>
        </draw:line>
        <draw:frame draw:style-name="gr2" draw:text-style-name="P3" draw:layer="layout" svg:width="1.27cm" svg:height="1.27cm" svg:x="15.218cm" svg:y="8.608cm">
          <draw:text-box>
            <text:p text:style-name="P2"><text:span text:style-name="T1">A</text:span></text:p>
          </draw:text-box>
        </draw:frame>
        <draw:frame draw:style-name="gr2" draw:text-style-name="P3" draw:layer="layout" svg:width="1.27cm" svg:height="1.27cm" svg:x="11.308cm" svg:y="2.893cm">
          <draw:text-box>
            <text:p text:style-name="P2"><text:span text:style-name="T1">B</text:span></text:p>
          </draw:text-box>
        </draw:frame>
        <draw:line draw:style-name="gr3" draw:text-style-name="P1" draw:layer="layout" svg:x1="11.308cm" svg:y1="4.463cm" svg:x2="9.948cm" svg:y2="9.313cm">
          <text:p text:style-name="P2"/>
        </draw:line>
        <draw:frame draw:style-name="gr2" draw:text-style-name="P3" draw:layer="layout" svg:width="1.905cm" svg:height="1.27cm" svg:x="9.313cm" svg:y="9.313cm">
          <draw:text-box>
            <text:p text:style-name="P2"><text:span text:style-name="T1">B'</text:span></text:p>
          </draw:text-box>
        </draw:frame>
        <draw:line draw:style-name="gr1" draw:text-style-name="P1" draw:layer="layout" svg:x1="6.228cm" svg:y1="9.243cm" svg:x2="4.233cm" svg:y2="15.663cm">
          <text:p text:style-name="P2"/>
        </draw:line>
        <draw:frame draw:style-name="gr2" draw:text-style-name="P3" draw:layer="layout" svg:width="6.35cm" svg:height="1.27cm" svg:x="5.503cm" svg:y="13.758cm">
          <draw:text-box>
            <text:p text:style-name="P2"><text:span text:style-name="T1">A x (A x B)</text:span></text:p>
          </draw:text-box>
        </draw:frame>
        <draw:line draw:style-name="gr1" draw:text-style-name="P1" draw:layer="layout" svg:x1="6.238cm" svg:y1="9.213cm" svg:x2="6.238cm" svg:y2="2.863cm">
          <text:p text:style-name="P2"/>
        </draw:line>
        <draw:frame draw:style-name="gr2" draw:text-style-name="P3" draw:layer="layout" svg:width="3.175cm" svg:height="1.27cm" svg:x="3.598cm" svg:y="2.328cm">
          <draw:text-box>
            <text:p text:style-name="P2"><text:span text:style-name="T1">A x B</text:span></text:p>
          </draw:text-box>
        </draw:frame>
        <draw:line draw:style-name="gr4" draw:text-style-name="P1" draw:layer="layout" svg:x1="6.138cm" svg:y1="9.313cm" svg:x2="7.468cm" svg:y2="4.163cm">
          <text:p text:style-name="P2"/>
        </draw:line>
        <draw:line draw:style-name="gr3" draw:text-style-name="P1" draw:layer="layout" svg:x1="11.218cm" svg:y1="4.233cm" svg:x2="7.408cm" svg:y2="4.233cm">
          <text:p text:style-name="P2"/>
        </draw:line>
        <draw:frame draw:style-name="gr2" draw:text-style-name="P3" draw:layer="layout" svg:width="1.905cm" svg:height="1.27cm" svg:x="7.408cm" svg:y="2.963cm">
          <draw:text-box>
            <text:p text:style-name="P2"><text:span text:style-name="T1">B''</text:span></text:p>
          </draw:text-box>
        </draw:frame>
        <draw:frame draw:style-name="gr2" draw:text-style-name="P3" draw:layer="layout" svg:width="3.175cm" svg:height="1.27cm" svg:x="2.963cm" svg:y="5.503cm">
          <draw:text-box>
            <text:p text:style-name="P2"><text:span text:style-name="T1">A x B'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17.78cm" fo:page-height="16.5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07-25T10:35:35</meta:creation-date>
    <dc:date>2006-11-17T16:51:41</dc:date>
    <dc:language>en-US</dc:language>
    <meta:editing-cycles>3</meta:editing-cycles>
    <meta:editing-duration>PT15M15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